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7025*"/>
    </style:style>
    <style:style style:name="Table5.B" style:family="table-column">
      <style:table-column-properties style:column-width="13.757cm" style:rel-column-width="7801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99ad07"/>
    </style:style>
    <style:style style:name="P8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ce300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cf92ed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0" style:family="text">
      <style:text-properties officeooo:rsid="03b8181e"/>
    </style:style>
    <style:style style:name="T21" style:family="text">
      <style:text-properties style:font-name="Courier New" officeooo:rsid="03b8181e"/>
    </style:style>
    <style:style style:name="T22" style:family="text">
      <style:text-properties style:font-name="Courier New" officeooo:rsid="03d31711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3bb832f"/>
    </style:style>
    <style:style style:name="T25" style:family="text">
      <style:text-properties style:font-name="Courier New" officeooo:rsid="03c0cd42"/>
    </style:style>
    <style:style style:name="T26" style:family="text">
      <style:text-properties officeooo:rsid="03acf890"/>
    </style:style>
    <style:style style:name="T27" style:family="text">
      <style:text-properties officeooo:rsid="03bcc2cc"/>
    </style:style>
    <style:style style:name="T28" style:family="text">
      <style:text-properties style:font-name="Courier New" officeooo:rsid="03acf890"/>
    </style:style>
    <style:style style:name="T29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8</text:span></text:span><text:span text:style-name="Default_20_Paragraph_20_Font"><text:span text:style-name="T7">.</text:span></text:span><text:span text:style-name="Default_20_Paragraph_20_Font"><text:span text:style-name="T8">1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1">properties</text:span></text:p>
          </table:table-cell>
          <table:table-cell table:style-name="Table5.B1" office:value-type="string">
            <text:p text:style-name="P3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3">assert(condition [, message </text:span></text:span><text:span text:style-name="Source_20_Text"><text:span text:style-name="T14">| error</text:span></text:span><text:span text:style-name="Source_20_Text"><text:span text:style-name="T13">]);</text:span></text:span></text:p>
          </table:table-cell>
          <table:table-cell table:style-name="Table5.B2" office:value-type="string">
            <text:p text:style-name="P4"><text:span text:style-name="Source_20_Text"><text:span text:style-name="T15">c</text:span></text:span><text:span text:style-name="Source_20_Text"><text:span text:style-name="T16">elestra.</text:span></text:span><text:span text:style-name="Source_20_Text"><text:span text:style-name="T17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8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8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3">celestra.deepStrictEqual(value1, value2 [, message | error]);</text:span></text:span><text:span text:style-name="T13"> </text:span><text:span text:style-name="T19">or</text:span></text:p>
            <text:p text:style-name="P7"><text:span text:style-name="Source_20_Text"><text:span text:style-name="T13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8">assert.doesNotMatch(s<text:span text:style-name="T20">tring</text:span>, r<text:span text:style-name="T20">egexp</text:span><text:span text:style-name="Source_20_Text"><text:span text:style-name="T21">[, message </text:span></text:span><text:span text:style-name="Source_20_Text"><text:span text:style-name="T22">| error</text:span></text:span><text:span text:style-name="Source_20_Text"><text:span text:style-name="T21">]</text:span></text:span>);</text:p>
          </table:table-cell>
          <table:table-cell table:style-name="Table5.B5" office:value-type="string">
            <text:p text:style-name="P8"><text:span text:style-name="T20">celestra</text:span>.<text:span text:style-name="T20">assertD</text:span>oesNotMatch(s<text:span text:style-name="T20">tring</text:span>, r<text:span text:style-name="T20">egexp</text:span><text:span text:style-name="Source_20_Text"><text:span text:style-name="T21">[, message </text:span></text:span><text:span text:style-name="Source_20_Text"><text:span text:style-name="T22">| error</text:span></text:span><text:span text:style-name="Source_20_Text"><text:span text:style-name="T21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8">assert.equal(value1, value2 [, message | error]);</text:span></text:span></text:p>
          </table:table-cell>
          <table:table-cell table:style-name="Table5.B6" office:value-type="string">
            <text:p text:style-name="P9"><text:span text:style-name="Source_20_Text"><text:span text:style-name="T18">celestra.assertStrictEqual(value1, value2 [, message | error]);</text:span></text:span></text:p>
            <text:p text:style-name="P9"><text:span text:style-name="T23">or </text:span><text:span text:style-name="Source_20_Text"><text:span text:style-name="T18">celestra.assertEqual(value1, value2 [, message | error]);</text:span></text:span></text:p>
          </table:table-cell>
        </table:table-row>
        <table:table-row table:style-name="Table5.7">
          <table:table-cell table:style-name="Table5.A3" office:value-type="string">
            <text:p text:style-name="P10">assert.fail(m<text:span text:style-name="T20">essage </text:span><text:span text:style-name="T24">OR error</text:span>);</text:p>
          </table:table-cell>
          <table:table-cell table:style-name="Table5.B7" office:value-type="string">
            <text:p text:style-name="P11">celestra.assertFail(m<text:span text:style-name="T20">essage </text:span><text:span text:style-name="T24">OR error</text:span>);</text:p>
          </table:table-cell>
        </table:table-row>
        <table:table-row table:style-name="Table5.8">
          <table:table-cell table:style-name="Table5.A3" office:value-type="string">
            <text:p text:style-name="P12"><text:span text:style-name="Source_20_Text"><text:span text:style-name="T18">assert.</text:span></text:span><text:span text:style-name="Source_20_Text"><text:span text:style-name="T25">instanceOf</text:span></text:span><text:span text:style-name="Source_20_Text"><text:span text:style-name="T18">(value, </text:span></text:span><text:span text:style-name="Source_20_Text"><text:span text:style-name="T25">constructor</text:span></text:span><text:span text:style-name="Source_20_Text"><text:span text:style-name="T18"> [, message | error]);</text:span></text:span></text:p>
          </table:table-cell>
          <table:table-cell table:style-name="Table5.B8" office:value-type="string">
            <text:p text:style-name="P12"><text:span text:style-name="Source_20_Text"><text:span text:style-name="T18">celestra.assert</text:span></text:span><text:span text:style-name="Source_20_Text"><text:span text:style-name="T25">InstanceOf</text:span></text:span><text:span text:style-name="Source_20_Text"><text:span text:style-name="T18">(value, </text:span></text:span><text:span text:style-name="Source_20_Text"><text:span text:style-name="T25">constructor</text:span></text:span><text:span text:style-name="Source_20_Text"><text:span text:style-name="T18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8">assert.isFalse(condition [, message | error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3">celestra.assertFalse(condition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8">assert.isNil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8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3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3">celestra.assertIsNotNil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8">assert.isTrue(condition [, message | error]);</text:span></text:span></text:p>
          </table:table-cell>
          <table:table-cell table:style-name="Table5.B12" office:value-type="string">
            <text:p text:style-name="P10"><text:span text:style-name="Source_20_Text"><text:span text:style-name="T18">celestra.assertTrue(condition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8">assert.match(s<text:span text:style-name="T20">tring</text:span>, r<text:span text:style-name="T20">egexp</text:span><text:span text:style-name="Source_20_Text"><text:span text:style-name="T21">[, message </text:span></text:span><text:span text:style-name="Source_20_Text"><text:span text:style-name="T22">| error</text:span></text:span><text:span text:style-name="Source_20_Text"><text:span text:style-name="T21">]</text:span></text:span>);</text:p>
          </table:table-cell>
          <table:table-cell table:style-name="Table5.B13" office:value-type="string">
            <text:p text:style-name="P13"><text:span text:style-name="T20">celestra</text:span>.assertMatch(s<text:span text:style-name="T20">tring</text:span>,r<text:span text:style-name="T20">egexp</text:span><text:span text:style-name="Source_20_Text"><text:span text:style-name="T21">[, message </text:span></text:span><text:span text:style-name="Source_20_Text"><text:span text:style-name="T22">| error</text:span></text:span><text:span text:style-name="Source_20_Text"><text:span text:style-name="T21">]</text:span></text:span>);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8">assert.notDeepEqual(value1, value2 [, message | error]);</text:span></text:span></text:p>
          </table:table-cell>
          <table:table-cell table:style-name="Table5.B14" office:value-type="string">
            <text:p text:style-name="P14"><text:span text:style-name="Source_20_Text"><text:span text:style-name="T18">celestra.assertNotDeepStrictEqual(value1, value2 [, message | error]);</text:span></text:span></text:p>
            <text:p text:style-name="P15">or</text:p>
            <text:p text:style-name="P16"><text:span text:style-name="Source_20_Text"><text:span text:style-name="T18">celestra.assertNotDeepEqual(value1, value2 [, message | error]);</text:span></text:span></text:p>
          </table:table-cell>
        </table:table-row>
        <table:table-row table:style-name="Table5.15">
          <table:table-cell table:style-name="Table5.A3" office:value-type="string">
            <text:p text:style-name="P10"><text:span text:style-name="Source_20_Text"><text:span text:style-name="T18">assert.notEqual(value1, value2 [, message | error]);</text:span></text:span></text:p>
          </table:table-cell>
          <table:table-cell table:style-name="Table5.B15" office:value-type="string">
            <text:p text:style-name="P9"><text:span text:style-name="Source_20_Text"><text:span text:style-name="T18">celestra.assertNotStrictEqual(value1, value2 [, message | error]);</text:span></text:span></text:p>
            <text:p text:style-name="P9"><text:span text:style-name="T23">or </text:span><text:span text:style-name="Source_20_Text"><text:span text:style-name="T18">celestra.assertNotEqual(value1, value2 [, message | error]);</text:span></text:span></text:p>
          </table:table-cell>
        </table:table-row>
        <table:table-row table:style-name="Table5.16">
          <table:table-cell table:style-name="Table5.A3" office:value-type="string">
            <text:p text:style-name="P12"><text:span text:style-name="Source_20_Text"><text:span text:style-name="T18">assert.</text:span></text:span><text:span text:style-name="Source_20_Text"><text:span text:style-name="T25">notInstanceOf</text:span></text:span><text:span text:style-name="Source_20_Text"><text:span text:style-name="T18">(value, </text:span></text:span><text:span text:style-name="Source_20_Text"><text:span text:style-name="T25">constructor</text:span></text:span><text:span text:style-name="Source_20_Text"><text:span text:style-name="T18"> [, message | error]);</text:span></text:span></text:p>
          </table:table-cell>
          <table:table-cell table:style-name="Table5.B16" office:value-type="string">
            <text:p text:style-name="P12"><text:span text:style-name="Source_20_Text"><text:span text:style-name="T18">celestra.assert</text:span></text:span><text:span text:style-name="Source_20_Text"><text:span text:style-name="T25">NotInstanceOf</text:span></text:span><text:span text:style-name="Source_20_Text"><text:span text:style-name="T18">(value, </text:span></text:span><text:span text:style-name="Source_20_Text"><text:span text:style-name="T25">constructor</text:span></text:span><text:span text:style-name="Source_20_Text"><text:span text:style-name="T18"> [, message | error]);</text:span></text:span></text:p>
          </table:table-cell>
        </table:table-row>
        <table:table-row table:style-name="Table5.17">
          <table:table-cell table:style-name="Table5.A3" office:value-type="string">
            <text:p text:style-name="P10"><text:span text:style-name="Source_20_Text"><text:span text:style-name="T18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3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0"><text:span text:style-name="Source_20_Text"><text:span text:style-name="T18">assert.notType</text:span></text:span><text:span text:style-name="Source_20_Text"><text:span text:style-name="T25">Of</text:span></text:span><text:span text:style-name="Source_20_Text"><text:span text:style-name="T18">(value, type [, message | error]);</text:span></text:span></text:p>
          </table:table-cell>
          <table:table-cell table:style-name="Table5.B18" office:value-type="string">
            <text:p text:style-name="P10"><text:span text:style-name="Source_20_Text"><text:span text:style-name="T18">celestra.assertNotType</text:span></text:span><text:span text:style-name="Source_20_Text"><text:span text:style-name="T25">Of</text:span></text:span><text:span text:style-name="Source_20_Text"><text:span text:style-name="T18">(value, type [, message | error]);</text:span></text:span></text:p>
          </table:table-cell>
        </table:table-row>
        <table:table-row table:style-name="Table5.19">
          <table:table-cell table:style-name="Table5.A3" office:value-type="string">
            <text:p text:style-name="P10"><text:span text:style-name="Source_20_Text"><text:span text:style-name="T18">assert.ok(condition [, message | error]);</text:span></text:span></text:p>
          </table:table-cell>
          <table:table-cell table:style-name="Table5.B19" office:value-type="string">
            <text:p text:style-name="P10"><text:span text:style-name="Source_20_Text"><text:span text:style-name="T18">celestra.assert(condition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10"><text:span text:style-name="Source_20_Text"><text:span text:style-name="T18">assert.strictEqual(value1, value2 [, message | error]);</text:span></text:span></text:p>
          </table:table-cell>
          <table:table-cell table:style-name="Table5.B20" office:value-type="string">
            <text:p text:style-name="P10"><text:span text:style-name="Source_20_Text"><text:span text:style-name="T18">celestra.assertStrictEqual(value1, value2 [, message | error]);</text:span></text:span></text:p>
          </table:table-cell>
        </table:table-row>
        <table:table-row table:style-name="Table5.21">
          <table:table-cell table:style-name="Table5.A21" office:value-type="string">
            <text:p text:style-name="P17"><text:span text:style-name="T26">assert.</text:span><text:span text:style-name="T27">T</text:span>hrows<text:span text:style-name="T26">(callback </text:span><text:span text:style-name="Source_20_Text"><text:span text:style-name="T28">[, message | error]);</text:span></text:span></text:p>
          </table:table-cell>
          <table:table-cell table:style-name="Table5.B21" office:value-type="string">
            <text:p text:style-name="P18"><text:span text:style-name="T29">c</text:span>elestra.assertThrows(callback <text:span text:style-name="Source_20_Text"><text:span text:style-name="T18">[, message | error]);</text:span></text:span></text:p>
          </table:table-cell>
        </table:table-row>
        <table:table-row table:style-name="Table5.22">
          <table:table-cell table:style-name="Table5.A22" office:value-type="string">
            <text:p text:style-name="P10"><text:span text:style-name="Source_20_Text"><text:span text:style-name="T18">assert.type</text:span></text:span><text:span text:style-name="Source_20_Text"><text:span text:style-name="T25">Of</text:span></text:span><text:span text:style-name="Source_20_Text"><text:span text:style-name="T18">(value, type [, message | error]);</text:span></text:span></text:p>
          </table:table-cell>
          <table:table-cell table:style-name="Table5.B22" office:value-type="string">
            <text:p text:style-name="P10"><text:span text:style-name="Source_20_Text"><text:span text:style-name="T18">celestra.assertType</text:span></text:span><text:span text:style-name="Source_20_Text"><text:span text:style-name="T25">Of</text:span></text:span><text:span text:style-name="Source_20_Text"><text:span text:style-name="T18">(value, type [, message | error]);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2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1T23:21:55.363634900</dc:date>
    <meta:print-date>2025-08-01T23:22:00.104531700</meta:print-date>
    <meta:editing-cycles>986</meta:editing-cycles>
    <meta:editing-duration>P1DT3H58M25S</meta:editing-duration>
    <meta:printed-by>PDF files</meta:printed-by>
    <meta:document-statistic meta:table-count="1" meta:image-count="0" meta:object-count="0" meta:page-count="1" meta:paragraph-count="51" meta:word-count="280" meta:character-count="2672" meta:non-whitespace-character-count="2441"/>
    <meta:template xlink:type="simple" xlink:actuate="onRequest" xlink:title="" xlink:href="Normal.dotm"/>
  </office:meta>
</office:document-meta>
</file>